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paragraph-properties fo:line-height="200%" fo:text-align="justify" style:justify-single-word="false"/>
      <style:text-properties fo:language="zxx" fo:country="none" fo:font-weight="normal" style:language-asian="zxx" style:country-asian="none" style:font-weight-asian="normal" style:language-complex="zxx" style:country-complex="none" style:font-weight-complex="normal"/>
    </style:style>
    <style:style style:name="P3" style:family="paragraph" style:parent-style-name="Standard">
      <style:paragraph-properties fo:line-height="20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4" style:family="paragraph" style:parent-style-name="Standard">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5" style:family="paragraph" style:parent-style-name="Preformatted_20_Text">
      <style:paragraph-properties fo:margin-top="0cm" fo:margin-bottom="0.499cm" loext:contextual-spacing="false" fo:line-height="150%"/>
    </style:style>
    <style:style style:name="P6" style:family="paragraph" style:parent-style-name="Standard">
      <style:paragraph-properties fo:margin-top="0cm" fo:margin-bottom="0.499cm" loext:contextual-spacing="false"/>
      <style:text-properties fo:font-weight="bold" style:font-weight-asian="bold" style:font-weight-complex="bold"/>
    </style:style>
    <style:style style:name="P7" style:family="paragraph" style:parent-style-name="List_20_Contents">
      <style:paragraph-properties fo:margin-top="0cm" fo:margin-bottom="0.499cm" loext:contextual-spacing="false"/>
      <style:text-properties fo:language="zxx" fo:country="none" officeooo:paragraph-rsid="00241532" style:language-asian="zxx" style:country-asian="none" style:language-complex="zxx" style:country-complex="none"/>
    </style:style>
    <style:style style:name="P8" style:family="paragraph" style:parent-style-name="List_20_Heading">
      <style:paragraph-properties fo:margin-top="0cm" fo:margin-bottom="0.499cm" loext:contextual-spacing="false"/>
      <style:text-properties officeooo:paragraph-rsid="00241532"/>
    </style:style>
    <style:style style:name="P9" style:family="paragraph" style:parent-style-name="Text_20_body">
      <style:paragraph-properties fo:text-align="justify" style:justify-single-word="false"/>
      <style:text-properties officeooo:paragraph-rsid="00241532"/>
    </style:style>
    <style:style style:name="P10" style:family="paragraph" style:parent-style-name="Text_20_body">
      <style:paragraph-properties fo:text-align="justify" style:justify-single-word="false"/>
      <style:text-properties officeooo:paragraph-rsid="00249c74"/>
    </style:style>
    <style:style style:name="P11" style:family="paragraph" style:parent-style-name="Text_20_body">
      <style:paragraph-properties fo:text-align="justify" style:justify-single-word="false"/>
      <style:text-properties officeooo:paragraph-rsid="00265477"/>
    </style:style>
    <style:style style:name="P12"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zxx" fo:country="none" officeooo:paragraph-rsid="00249c74"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zxx" fo:country="none" officeooo:paragraph-rsid="002af8fe"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zxx" fo:country="none" officeooo:paragraph-rsid="00265477" style:language-asian="zxx" style:country-asian="none" style:language-complex="zxx" style:country-complex="none"/>
    </style:style>
    <style:style style:name="P16" style:family="paragraph" style:parent-style-name="Text_20_body">
      <style:paragraph-properties fo:text-align="justify" style:justify-single-word="false"/>
      <style:text-properties fo:language="zxx" fo:country="none" officeooo:paragraph-rsid="00314f5e" style:language-asian="zxx" style:country-asian="none" style:language-complex="zxx" style:country-complex="none"/>
    </style:style>
    <style:style style:name="P17" style:family="paragraph" style:parent-style-name="Text_20_body">
      <style:text-properties fo:language="zxx" fo:country="none" officeooo:paragraph-rsid="00241532"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fo:language="zxx" fo:country="none" fo:font-weight="bold" officeooo:paragraph-rsid="00241532" style:language-asian="zxx" style:country-asian="none" style:font-weight-asian="bold" style:language-complex="zxx" style:country-complex="none" style:font-weight-complex="bold"/>
    </style:style>
    <style:style style:name="P19" style:family="paragraph" style:parent-style-name="Text_20_body">
      <style:text-properties fo:language="zxx" fo:country="none" fo:font-weight="bold" officeooo:paragraph-rsid="00249c74" style:language-asian="zxx" style:country-asian="none" style:font-weight-asian="bold" style:language-complex="zxx" style:country-complex="none" style:font-weight-complex="bold"/>
    </style:style>
    <style:style style:name="P20" style:family="paragraph" style:parent-style-name="Text_20_body">
      <style:text-properties officeooo:paragraph-rsid="00241532"/>
    </style:style>
    <style:style style:name="P21" style:family="paragraph" style:parent-style-name="Text_20_body">
      <style:paragraph-properties fo:margin-top="0cm" fo:margin-bottom="0cm" loext:contextual-spacing="false" fo:text-align="justify" style:justify-single-word="false"/>
      <style:text-properties fo:language="zxx" fo:country="none" officeooo:paragraph-rsid="00249c74" style:language-asian="zxx" style:country-asian="none" style:language-complex="zxx" style:country-complex="none"/>
    </style:style>
    <style:style style:name="P22" style:family="paragraph" style:parent-style-name="Text_20_body">
      <style:paragraph-properties fo:margin-top="0cm" fo:margin-bottom="0cm" loext:contextual-spacing="false" fo:text-align="justify" style:justify-single-word="false"/>
      <style:text-properties fo:language="zxx" fo:country="none" officeooo:paragraph-rsid="002f4fa6" style:language-asian="zxx" style:country-asian="none" style:language-complex="zxx" style:country-complex="none"/>
    </style:style>
    <style:style style:name="P23" style:family="paragraph" style:parent-style-name="Quotations">
      <style:paragraph-properties fo:margin-top="0cm" fo:margin-bottom="0cm" loext:contextual-spacing="false" fo:line-height="150%"/>
      <style:text-properties fo:language="zxx" fo:country="none" officeooo:paragraph-rsid="00249c74" style:language-asian="zxx" style:country-asian="none" style:language-complex="zxx" style:country-complex="none"/>
    </style:style>
    <style:style style:name="P24" style:family="paragraph" style:parent-style-name="Preformatted_20_Text">
      <style:paragraph-properties fo:line-height="150%"/>
    </style:style>
    <style:style style:name="P25" style:family="paragraph" style:parent-style-name="Preformatted_20_Text">
      <style:paragraph-properties fo:line-height="150%"/>
      <style:text-properties fo:language="zxx" fo:country="none" style:language-asian="zxx" style:country-asian="none" style:language-complex="zxx" style:country-complex="none"/>
    </style:style>
    <style:style style:name="P26" style:family="paragraph" style:parent-style-name="Preformatted_20_Text">
      <style:paragraph-properties fo:line-height="20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Preformatted_20_Text">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28" style:family="paragraph" style:parent-style-name="Horizontal_20_Line">
      <style:text-properties fo:language="zxx" fo:country="none" officeooo:paragraph-rsid="00249c74" style:language-asian="zxx" style:country-asian="none" style:language-complex="zxx" style:country-complex="none"/>
    </style:style>
    <style:style style:name="P29" style:family="paragraph" style:parent-style-name="Horizontal_20_Line">
      <style:text-properties fo:language="zxx" fo:country="none" officeooo:paragraph-rsid="002af8fe" style:language-asian="zxx" style:country-asian="none" style:language-complex="zxx" style:country-complex="none"/>
    </style:style>
    <style:style style:name="P30" style:family="paragraph" style:parent-style-name="Heading_20_2">
      <style:paragraph-properties fo:text-align="start" style:justify-single-word="false"/>
      <style:text-properties fo:language="zxx" fo:country="none" officeooo:paragraph-rsid="00249c74" style:language-asian="zxx" style:country-asian="none" style:language-complex="zxx" style:country-complex="none"/>
    </style:style>
    <style:style style:name="P31" style:family="paragraph" style:parent-style-name="Heading_20_2">
      <style:text-properties fo:language="zxx" fo:country="none" officeooo:paragraph-rsid="00241532" style:language-asian="zxx" style:country-asian="none" style:language-complex="zxx" style:country-complex="none"/>
    </style:style>
    <style:style style:name="P32" style:family="paragraph" style:parent-style-name="Quotations">
      <style:paragraph-properties fo:text-align="start" style:justify-single-word="false"/>
      <style:text-properties officeooo:paragraph-rsid="00249c74"/>
    </style:style>
    <style:style style:name="P33" style:family="paragraph" style:parent-style-name="Quotations">
      <style:paragraph-properties fo:text-align="start" style:justify-single-word="false"/>
      <style:text-properties fo:language="zxx" fo:country="none" officeooo:paragraph-rsid="00249c74" style:language-asian="zxx" style:country-asian="none" style:language-complex="zxx" style:country-complex="none"/>
    </style:style>
    <style:style style:name="P34" style:family="paragraph" style:parent-style-name="Quotations">
      <style:paragraph-properties fo:line-height="150%" fo:text-align="start" style:justify-single-word="false"/>
      <style:text-properties fo:language="zxx" fo:country="none" officeooo:paragraph-rsid="00249c74" style:language-asian="zxx" style:country-asian="none" style:language-complex="zxx" style:country-complex="none"/>
    </style:style>
    <style:style style:name="P35" style:family="paragraph" style:parent-style-name="Quotations">
      <style:paragraph-properties fo:line-height="150%"/>
      <style:text-properties fo:language="zxx" fo:country="none" officeooo:paragraph-rsid="00249c74" style:language-asian="zxx" style:country-asian="none" style:language-complex="zxx" style:country-complex="none"/>
    </style:style>
    <style:style style:name="P36" style:family="paragraph" style:parent-style-name="Quotations">
      <style:paragraph-properties fo:line-height="150%" fo:text-align="start" style:justify-single-word="false"/>
      <style:text-properties officeooo:paragraph-rsid="00249c74"/>
    </style:style>
    <style:style style:name="P37" style:family="paragraph" style:parent-style-name="Heading_20_2">
      <style:paragraph-properties fo:break-before="page"/>
      <style:text-properties fo:color="#222222" fo:language="zxx" fo:country="none" fo:font-weight="bold" officeooo:paragraph-rsid="00241532" style:language-asian="zxx" style:country-asian="none" style:font-weight-asian="bold" style:language-complex="zxx" style:country-complex="none" style:font-weight-complex="bold"/>
    </style:style>
    <style:style style:name="P38" style:family="paragraph" style:parent-style-name="Heading_20_2">
      <style:paragraph-properties fo:line-height="150%" fo:text-align="justify" style:justify-single-word="false" fo:break-before="page"/>
      <style:text-properties fo:language="zxx" fo:country="none" fo:font-weight="normal" officeooo:paragraph-rsid="00249c74" style:language-asian="zxx" style:country-asian="none" style:font-weight-asian="normal" style:language-complex="zxx" style:country-complex="none" style:font-weight-complex="normal"/>
    </style:style>
    <style:style style:name="P39" style:family="paragraph" style:parent-style-name="Heading_20_2">
      <style:paragraph-properties fo:text-align="start" style:justify-single-word="false" fo:break-before="page"/>
      <style:text-properties fo:language="zxx" fo:country="none" officeooo:paragraph-rsid="00249c74" style:language-asian="zxx" style:country-asian="none" style:language-complex="zxx" style:country-complex="none"/>
    </style:style>
    <style:style style:name="P40" style:family="paragraph" style:parent-style-name="Standard" style:list-style-name="">
      <style:paragraph-properties fo:line-height="150%" fo:text-align="justify" style:justify-single-word="false"/>
      <style:text-properties fo:language="zxx" fo:country="none" fo:font-weight="normal" officeooo:paragraph-rsid="00249c74" style:language-asian="zxx" style:country-asian="none" style:font-weight-asian="normal" style:language-complex="zxx" style:country-complex="none" style:font-weight-complex="normal"/>
    </style:style>
    <style:style style:name="P41" style:family="paragraph" style:parent-style-name="Text_20_body">
      <style:paragraph-properties fo:margin-top="0cm" fo:margin-bottom="0cm" loext:contextual-spacing="false" fo:text-align="justify" style:justify-single-word="false"/>
      <style:text-properties fo:language="zxx" fo:country="none" officeooo:paragraph-rsid="00249c74" style:language-asian="zxx" style:country-asian="none" style:language-complex="zxx" style:country-complex="none"/>
    </style:style>
    <style:style style:name="P42" style:family="paragraph" style:parent-style-name="Quotations">
      <style:text-properties fo:language="zxx" fo:country="none" officeooo:paragraph-rsid="00249c74" style:language-asian="zxx" style:country-asian="none" style:language-complex="zxx" style:country-complex="none"/>
    </style:style>
    <style:style style:name="P43" style:family="paragraph" style:parent-style-name="Heading_20_1">
      <style:paragraph-properties fo:break-before="page"/>
      <style:text-properties fo:language="zxx" fo:country="none"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officeooo:rsid="00101357"/>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officeooo:rsid="0011c7f6"/>
    </style:style>
    <style:style style:name="T7" style:family="text">
      <style:text-properties officeooo:rsid="00139cf7"/>
    </style:style>
    <style:style style:name="T8" style:family="text">
      <style:text-properties officeooo:rsid="0016ce26"/>
    </style:style>
    <style:style style:name="T9" style:family="text">
      <style:text-properties fo:color="#3f3f3f"/>
    </style:style>
    <style:style style:name="T10" style:family="text">
      <style:text-properties fo:color="#3f3f3f" officeooo:rsid="0019da7d"/>
    </style:style>
    <style:style style:name="T11" style:family="text">
      <style:text-properties fo:color="#222222"/>
    </style:style>
    <style:style style:name="T12" style:family="text">
      <style:text-properties fo:color="#a1a1a1" fo:font-size="10pt" style:font-size-asian="10pt" style:font-size-complex="10pt"/>
    </style:style>
    <style:style style:name="T13" style:family="text">
      <style:text-properties fo:color="#a1a1a1" fo:font-size="10pt" fo:font-style="normal" fo:font-weight="bold" officeooo:rsid="001d735c" style:font-size-asian="10pt" style:font-style-asian="normal" style:font-weight-asian="bold" style:font-size-complex="10pt" style:font-style-complex="normal" style:font-weight-complex="bold"/>
    </style:style>
    <style:style style:name="T14" style:family="text">
      <style:text-properties fo:color="#a1a1a1"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15" style:family="text">
      <style:text-properties fo:color="#a1a1a1" fo:font-size="10pt" fo:language="zxx" fo:country="none" fo:font-style="normal" fo:font-weight="bold" officeooo:rsid="001d735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6" style:family="text">
      <style:text-properties fo:color="#a1a1a1" fo:font-size="10pt" fo:font-weight="bold" style:font-size-asian="10pt" style:font-weight-asian="bold" style:font-size-complex="10pt" style:font-weight-complex="bold"/>
    </style:style>
    <style:style style:name="T17" style:family="text">
      <style:text-properties fo:font-size="7pt" style:font-size-asian="7pt" style:font-size-complex="7pt"/>
    </style:style>
    <style:style style:name="T18" style:family="text">
      <style:text-properties fo:font-size="7pt" fo:font-weight="bold" style:font-size-asian="7pt" style:font-weight-asian="bold" style:font-size-complex="7pt" style:font-weight-complex="bold"/>
    </style:style>
    <style:style style:name="T19" style:family="text">
      <style:text-properties officeooo:rsid="0032ea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NTP client</text:h>
      <text:p text:style-name="P28"/>
      <text:p text:style-name="P21">One of disadvantages designing so cheap computer is that you have to give up some features which are too expensive. One of these features is RTC - real-time clock. RTC chip has its own battery to store actual time even when device isn`t plugged in. This chip costs about 10$. This is quite enough to persuade RPi designers to do not implement this feature.</text:p>
      <text:p text:style-name="P13">Problem with storing actual time is partially solved by <text:span text:style-name="Source_20_Text"><text:span text:style-name="T16">fake-hwclock</text:span></text:span> package which writes actual time to text file every hour and at system reboot. At start, if no better source of time is present, time is set to one stored in that text file. Since RPi is disposing a RJ-45 port, we can use it as very precise time source within NTP. First we have to install package called ntp.</text:p>
      <text:p text:style-name="P33"><text:span text:style-name="Source_20_Text"><text:span text:style-name="T16">apt-get install ntp</text:span></text:span></text:p>
      <text:p text:style-name="P19"><text:span text:style-name="T9">Notice: </text:span><text:span text:style-name="T10">T</text:span><text:span text:style-name="T9">he newer version of Raspbian have preinstalled </text:span><text:span text:style-name="Source_20_Text"><text:span text:style-name="T12">timesyncd</text:span></text:span><text:span text:style-name="T11"> service. It can be used for the same purpose, but you can not have running both of them at the same time. To fix this you can stop and disable timesyncd service using these commands.</text:span></text:p>
      <text:p text:style-name="P23"><text:span text:style-name="Source_20_Text"><text:span text:style-name="T16">systemctl stop systemd-timesyncd<text:line-break/>systemctl disable systemd-timesyncd</text:span></text:span></text:p>
      <text:p text:style-name="P23"><text:span text:style-name="Source_20_Text"><text:span text:style-name="T13">/etc/init.d/ntp stop</text:span></text:span></text:p>
      <text:p text:style-name="P35"><text:span text:style-name="Source_20_Text"><text:span text:style-name="T13">/etc/init.d/ntp start</text:span></text:span></text:p>
      <text:p text:style-name="P10"><text:span text:style-name="T1">Thats all, RPi is now synchronizing its time to NTP servers. By default it uses NTP servers which are generally too far from you. It has bad influence to time accuracy. So first go to page </text:span><text:a xlink:type="simple" xlink:href="http://www.pool.ntp.org/" office:target-frame-name="_blank" xlink:show="new" text:style-name="Internet_20_link" text:visited-style-name="Visited_20_Internet_20_Link"><text:span text:style-name="Source_20_Text"><text:span text:style-name="T1">pool.ntp.org</text:span></text:span></text:a><text:span text:style-name="T1"> and find a location as near as possible. For me it is Czech Republic. To set NTP servers open ntp configuration file.</text:span></text:p>
      <text:p text:style-name="P33"><text:span text:style-name="Source_20_Text"><text:span text:style-name="T16">nano /etc/ntp.conf</text:span></text:span></text:p>
      <text:p text:style-name="P11"><text:span text:style-name="T1">And find lines starting with "server". Replace that lines for lines with servers from </text:span><text:a xlink:type="simple" xlink:href="http://www.pool.ntp.org/" office:target-frame-name="_blank" xlink:show="new" text:style-name="Internet_20_link" text:visited-style-name="Visited_20_Internet_20_Link"><text:span text:style-name="T1">pool.ntp.org</text:span></text:a><text:span text:style-name="T1">. </text:span></text:p>
      <text:p text:style-name="P15">In my case configuration looks like:</text:p>
      <text:p text:style-name="P36"><text:span text:style-name="Source_20_Text"><text:span text:style-name="T15">#/etc/ntp.conf, configuration for ntpd<text:line-break/><text:line-break/>driftfile /var/lib/ntp/ntp.drift<text:line-break/>statsdir /var/log/ntpstats/<text:line-break/><text:line-break/>statistics loopstats peerstats clockstats<text:line-break/>filegen loopstats file loopstats type day enable<text:line-break/>filegen peerstats file peerstats type day enable<text:line-break/>filegen clockstats file clockstats type day enable<text:line-break/><text:line-break/># You do need to talk to an NTP server or two (or three).<text:line-break/>#server ntp.your-provider.example<text:line-break/><text:line-break/># pool.ntp.org maps to more than 300 low-stratum NTP servers.<text:line-break/># Your server will pick a different set every time it starts up.<text:line-break/></text:span></text:span><text:soft-page-break/><text:span text:style-name="Source_20_Text"><text:span text:style-name="T15"># *** Please consider joining the pool! ***<text:line-break/># *** ***<text:line-break/>server 0.cz.pool.ntp.org iburst<text:line-break/>server 1.cz.pool.ntp.org iburst<text:line-break/>server 2.cz.pool.ntp.org iburst<text:line-break/>server 3.cz.pool.ntp.org iburst<text:line-break/><text:line-break/># By default, exchange time with everybody, but don't allow configuration.<text:line-break/># See /usr/share/doc/ntp-doc/html/accopt.html for details.<text:line-break/>restrict -4 default kod notrap nomodify nopeer noquery<text:line-break/>restrict -6 default kod notrap nomodify nopeer noquery<text:line-break/><text:line-break/># Local users may interrogate the ntp server more closely.<text:line-break/>restrict 127.0.0.1<text:line-break/>restrict ::1<text:line-break/><text:line-break/># Clients from this (example!) subnet have unlimited access,<text:line-break/># but only if cryptographically authenticated<text:line-break/>#restrict 192.168.123.0 mask 255.255.255.0 notrust<text:line-break/><text:line-break/># If you want to provide time to your local subnet, change the next line.<text:line-break/># (Again, the address is an example only.)<text:line-break/>#broadcast 192.168.123.255<text:line-break/><text:line-break/># If you want to listen to time broadcasts on your local subnet,<text:line-break/># de-comment the next lines. Please do this only if you trust everybody<text:line-break/># on the network!<text:line-break/>#disable auth<text:line-break/>#broadcastclient</text:span></text:span></text:p>
      <text:p text:style-name="P13">Now you can restart ntp service.</text:p>
      <text:p text:style-name="P34"><text:span text:style-name="Source_20_Text"><text:span text:style-name="T13">/etc/init.d/ntp restart</text:span></text:span></text:p>
      <text:p text:style-name="P13">Here is command to check if time is synchronizing properly. To list NTP servers with which RPi is synchronizing:</text:p>
      <text:p text:style-name="P33"><text:span text:style-name="Source_20_Text"><text:span text:style-name="T13">ntpq -pn</text:span></text:span></text:p>
      <text:p text:style-name="P13"><text:span text:style-name="T2">You will get some output like this</text:span>.</text:p>
      <text:p text:style-name="P42"><text:span text:style-name="Source_20_Text"><text:span text:style-name="T18"><text:s text:c="4"/>Remote<text:tab/> <text:s text:c="3"/>refid<text:tab/>st <text:tab/>t<text:tab/>when<text:tab/>poll<text:tab/>reach<text:tab/>delay<text:tab/>offset<text:tab/>jitter<text:line-break/>*81.27.192.20<text:tab/>195.113.144.238<text:tab/>2<text:tab/>u<text:tab/>26<text:tab/>64<text:tab/>1<text:tab/>58.571<text:tab/>0.797<text:tab/>68.634<text:line-break/>+93.185.101.74<text:tab/>195.113.144.201<text:tab/>2<text:tab/>u<text:tab/>25<text:tab/>64<text:tab/>1<text:tab/>42.282<text:tab/>-1.507<text:tab/>0.477<text:line-break/>+93.185.101.77<text:tab/>195.113.144.201<text:tab/>2<text:tab/>u<text:tab/>24<text:tab/>64<text:tab/>1<text:tab/>41.390<text:tab/>-1.544<text:tab/>68.243<text:line-break/>-91.216.168.42<text:tab/>178.238.46.152<text:tab/>3<text:tab/>u<text:tab/>23<text:tab/>64<text:tab/>1<text:tab/>43.510<text:tab/>1.010<text:tab/>1.094</text:span></text:span></text:p>
      <text:p text:style-name="P21"><text:soft-page-break/><text:span text:style-name="T2">First letter</text:span> have the most significant value of the table. <text:span text:style-name="T2">* means actual time source</text:span>, + means something like backup time source, - is ignored, but can become backup (+) at any time. <text:span text:style-name="T2">First column shows IP adresses</text:span> of NTP servers, <text:span text:style-name="T2">second shows source of time</text:span> for your NTP servers, <text:span text:style-name="T2">third shows so called stratum</text:span>. Stratum is number from 0 to 15 and shows number of hops from reference time (GPS clock, atomic clock...). That devices has stratum 0, but it is impossible to connect to them directly. For example, you have computer with s<text:span text:style-name="T19">o</text:span>me kind of atomic clock conected (veeeery expensive - about 100 000$). Atomic clock box is stratum 0, your computer is stratum 1... Maybe you can also find stratum 16 which means untrusted time source. Column with <text:span text:style-name="T2">"u" means that NTP server`s address is unicast</text:span>. <text:span text:style-name="T2">"When" indicates number of seconds passed since last response</text:span>. <text:span text:style-name="T2">"Poll" means interval between time requests, in seconds</text:span>. <text:span text:style-name="T2">"Reach" indicates success/failure to reach source</text:span>. <text:span text:style-name="T2">"Delay" indicates the roundtrip time, in milliseconds</text:span>, to receive a reply. <text:span text:style-name="T2">"Offset" is the difference between ntp server and your system clock in milliseconds.</text:span> <text:span text:style-name="T2">"Jitter" shows the difference, in milliseconds, between two samples.</text:span></text:p>
      <text:p text:style-name="P21"><text:span text:style-name="T2"/></text:p>
      <text:p text:style-name="P13">Now you can check your time... I like to do everything in right way - so this command will print actual time in ISO 8601 (Representation of dates and times standard format :)</text:p>
      <text:p text:style-name="P33"><text:span text:style-name="Source_20_Text"><text:span text:style-name="T16">date +"%FT%T%Z"</text:span></text:span></text:p>
      <text:h text:style-name="P30" text:outline-level="2"/>
      <text:h text:style-name="P39" text:outline-level="2">NTP server</text:h>
      <text:p text:style-name="P29"/>
      <text:p text:style-name="P14">Now when RPi has synchronized its time, you can set it to pass this time information to devices in your local network. You only have to open configuration file of ntp daemon.</text:p>
      <text:p text:style-name="P33"><text:span text:style-name="Source_20_Text"><text:span text:style-name="T16">nano /etc/ntp.conf</text:span></text:span></text:p>
      <text:p text:style-name="P13">And add a string that describes the hosts which requests will be answered.</text:p>
      <text:p text:style-name="P32"><text:span text:style-name="Source_20_Text"><text:span text:style-name="T14">restrict 192.168.1.0 mask 255.255.255.0</text:span></text:span></text:p>
      <text:p text:style-name="P16">And also add this 2 lines. They will enable sending of broadcasts and multicasts containing time information for devices which accept them (Cisco, Juniper...)). Change first address in bold to broadcast address of your LAN. </text:p>
      <text:p text:style-name="P16">Do not change multicast address <text:span text:style-name="Source_20_Text"><text:span text:style-name="T16">224.0.1.1</text:span></text:span> since this addreess is assigned to NTP service by IANA and some network devices join this multicast group automatically.</text:p>
      <text:p text:style-name="P32"><text:span text:style-name="Source_20_Text"><text:span text:style-name="T14">broadcast 192.168.1.255<text:line-break/>broadcast 224.0.1.1</text:span></text:span></text:p>
      <text:p text:style-name="P13">Now close the configuration file (CTRL+X...) and save changes (...press "y" and Enter). Last step is to restart ntp daemon with:</text:p>
      <text:p text:style-name="P33"><text:span text:style-name="Source_20_Text"><text:span text:style-name="T16">/etc/init.d/ntp restart</text:span></text:span></text:p>
      <text:p text:style-name="P22">From now you can configure machines in local network to synchronize its time to RPi. <text:s/></text:p>
      <text:p text:style-name="P22">NTP daemon in Debian synchronizes its time approximately every 512 seconds by default...</text:p>
      <text:h text:style-name="P40" text:outline-level="1"/>
      <text:h text:style-name="P43" text:outline-level="1"><text:bookmark text:name="precise"/>Precision and Accuracy</text:h>
      <text:p text:style-name="P12">The NTP accuracy expectations depend on the environment and application requirements. In practice, the single factor most affecting accuracy at the longer update intervals used on global network paths is ambient temperature variations. Under typical room temperature conditions, the clock oscillator frequency can vary in the order of one part-per-million (PPM). This results in synchronization accuracy in the order of a few milliseconds at update intervals of fifteen minutes. However, accuracy can be much improved to the order of one millisecond at update intervals of one minute, as used with primary reference clocks.</text:p>
      <text:p text:style-name="P12">At the lower update intervals, the primary factor affecting accuracy is jitter due to network and operating system latencies. With a GPS receiver and pulse-per-second (PPS) signal, together with operating system support in typical Unix kernels, the accuracy is in the order of a few microseconds. This of course is a property of the hardware and operating system, not the NTP protocol.</text:p>
      <text:p text:style-name="P12">As a rule of thumb, the accuracy over the Internet is proportional to the propagation delay. For a lightly loaded 100-Mb/s Ethernet, the accuracy is in the order of 100 μs. For an intercontinental Internet path, the accuracy can be up to several tens of milliseconds.</text:p>
      <text:p text:style-name="P12">On network paths with large asymmetric propagation delays, such as when one direction is via satellite and the other via landline, the errors can reach 100 ms or more. There is no way these errors can be avoided, unless there is prior knowledge of the path characteristics.</text:p>
      <text:p text:style-name="P12"/>
      <text:p text:style-name="P6">Master config (mine syncs to the NTP pool servers)</text:p>
      <text:p text:style-name="P24"><text:span text:style-name="Source_20_Text"><text:span text:style-name="T1"># /etc/ntp.conf, configuration for ntpd; see ntp.conf(5) for help</text:span></text:span></text:p>
      <text:p text:style-name="P24"><text:span text:style-name="Source_20_Text"><text:span text:style-name="T1">driftfile /var/lib/ntp/ntp.drift</text:span></text:span></text:p>
      <text:p text:style-name="P24"><text:span text:style-name="Source_20_Text"><text:span text:style-name="T1"># Enable this if you want statistics to be logged.</text:span></text:span></text:p>
      <text:p text:style-name="P24"><text:span text:style-name="Source_20_Text"><text:span text:style-name="T1">#statsdir /var/log/ntpstats/</text:span></text:span></text:p>
      <text:p text:style-name="P24"><text:span text:style-name="Source_20_Text"><text:span text:style-name="T1">statistics loopstats peerstats clockstats</text:span></text:span></text:p>
      <text:p text:style-name="P24"><text:span text:style-name="Source_20_Text"><text:span text:style-name="T1">filegen loopstats file loopstats type day enable</text:span></text:span></text:p>
      <text:p text:style-name="P24"><text:span text:style-name="Source_20_Text"><text:span text:style-name="T1">filegen peerstats file peerstats type day enable</text:span></text:span></text:p>
      <text:p text:style-name="P24"><text:span text:style-name="Source_20_Text"><text:span text:style-name="T1">filegen clockstats file clockstats type day enable</text:span></text:span></text:p>
      <text:p text:style-name="P24"><text:span text:style-name="Source_20_Text"><text:span text:style-name="T1"># Specify one or more NTP servers.</text:span></text:span></text:p>
      <text:p text:style-name="P24"><text:span text:style-name="Source_20_Text"><text:span text:style-name="T1"># Use servers from the NTP Pool Project. Approved by Ubuntu Technical Board</text:span></text:span></text:p>
      <text:p text:style-name="P24"><text:span text:style-name="Source_20_Text"><text:span text:style-name="T1"># on 2011-02-08 (LP: #104525). See http://www.pool.ntp.org/join.html for</text:span></text:span></text:p>
      <text:p text:style-name="P24"><text:span text:style-name="Source_20_Text"><text:span text:style-name="T1"># more information.</text:span></text:span></text:p>
      <text:p text:style-name="P24"><text:span text:style-name="Source_20_Text"><text:span text:style-name="T1">server 0.ubuntu.pool.ntp.org</text:span></text:span></text:p>
      <text:p text:style-name="P24"><text:span text:style-name="Source_20_Text"><text:span text:style-name="T1">server 1.ubuntu.pool.ntp.org</text:span></text:span></text:p>
      <text:p text:style-name="P24"><text:span text:style-name="Source_20_Text"><text:span text:style-name="T1">server 2.ubuntu.pool.ntp.org</text:span></text:span></text:p>
      <text:p text:style-name="P24"><text:span text:style-name="Source_20_Text"><text:span text:style-name="T1">server 3.ubuntu.pool.ntp.org</text:span></text:span></text:p>
      <text:p text:style-name="P24"><text:span text:style-name="Source_20_Text"><text:span text:style-name="T1"># Use Ubuntu's ntp server as a fallback.</text:span></text:span></text:p>
      <text:p text:style-name="P24"><text:span text:style-name="Source_20_Text"><text:span text:style-name="T1">server ntp.ubuntu.com</text:span></text:span></text:p>
      <text:p text:style-name="P24"><text:span text:style-name="Source_20_Text"><text:span text:style-name="T1"># Access control configuration; see /usr/share/doc/ntp-doc/html/accopt.html for</text:span></text:span></text:p>
      <text:p text:style-name="P24"><text:span text:style-name="Source_20_Text"><text:span text:style-name="T1"># details. <text:s/>The web page &lt;http://support.ntp.org/bin/view/Support/AccessRestrictions&gt;</text:span></text:span></text:p>
      <text:p text:style-name="P24"><text:span text:style-name="Source_20_Text"><text:span text:style-name="T1"># might also be helpful.</text:span></text:span></text:p>
      <text:p text:style-name="P24"><text:soft-page-break/><text:span text:style-name="Source_20_Text"><text:span text:style-name="T1">#</text:span></text:span></text:p>
      <text:p text:style-name="P24"><text:span text:style-name="Source_20_Text"><text:span text:style-name="T1"># Note that "restrict" applies to both servers and clients, so a configuration</text:span></text:span></text:p>
      <text:p text:style-name="P24"><text:span text:style-name="Source_20_Text"><text:span text:style-name="T1"># that might be intended to block requests from certain clients could also end</text:span></text:span></text:p>
      <text:p text:style-name="P24"><text:span text:style-name="Source_20_Text"><text:span text:style-name="T1"># up blocking replies from your own upstream servers.</text:span></text:span></text:p>
      <text:p text:style-name="P24"><text:span text:style-name="Source_20_Text"><text:span text:style-name="T1"># By default, exchange time with everybody, but don't allow configuration.</text:span></text:span></text:p>
      <text:p text:style-name="P24"><text:span text:style-name="Source_20_Text"><text:span text:style-name="T1">#restrict -4 default kod notrap nomodify query</text:span></text:span></text:p>
      <text:p text:style-name="P24"><text:span text:style-name="Source_20_Text"><text:span text:style-name="T1">#restrict -6 default kod notrap nomodify query</text:span></text:span></text:p>
      <text:p text:style-name="P24"><text:span text:style-name="Source_20_Text"><text:span text:style-name="T1"># Local users may interrogate the ntp server more closely.</text:span></text:span></text:p>
      <text:p text:style-name="P24"><text:span text:style-name="Source_20_Text"><text:span text:style-name="T1">restrict 127.0.0.1</text:span></text:span></text:p>
      <text:p text:style-name="P24"><text:span text:style-name="Source_20_Text"><text:span text:style-name="T1">restrict -6 ::1</text:span></text:span></text:p>
      <text:p text:style-name="P24"><text:span text:style-name="Source_20_Text"><text:span text:style-name="T1"># Clients from this (example!) subnet have unlimited access, but only if</text:span></text:span></text:p>
      <text:p text:style-name="P24"><text:span text:style-name="Source_20_Text"><text:span text:style-name="T1"># cryptographically authenticated.</text:span></text:span></text:p>
      <text:p text:style-name="P24"><text:span text:style-name="Source_20_Text"><text:span text:style-name="T1">restrict 192.168.1.0 mask 255.255.255.0</text:span></text:span></text:p>
      <text:p text:style-name="P24"><text:span text:style-name="Source_20_Text"><text:span text:style-name="T1">restrict -6 2001:pppp:pppp:pppp:: mask ffff:ffff:ffff:ffff::</text:span></text:span></text:p>
      <text:p text:style-name="P24"><text:span text:style-name="Source_20_Text"><text:span text:style-name="T1"># If you want to provide time to your local subnet, change the next line.</text:span></text:span></text:p>
      <text:p text:style-name="P24"><text:span text:style-name="Source_20_Text"><text:span text:style-name="T1"># (Again, the address is an example only.)</text:span></text:span></text:p>
      <text:p text:style-name="P24"><text:span text:style-name="Source_20_Text"><text:span text:style-name="T1">broadcast 192.168.1.255</text:span></text:span></text:p>
      <text:p text:style-name="P24"><text:span text:style-name="Source_20_Text"><text:span text:style-name="T1">broadcast ff05::101</text:span></text:span></text:p>
      <text:p text:style-name="P24"><text:span text:style-name="Source_20_Text"><text:span text:style-name="T1">multicastclient ff05::102</text:span></text:span></text:p>
      <text:p text:style-name="P24"><text:span text:style-name="Source_20_Text"><text:span text:style-name="T1"># If you want to listen to time broadcasts on your local subnet, de-comment the</text:span></text:span></text:p>
      <text:p text:style-name="P24"><text:span text:style-name="Source_20_Text"><text:span text:style-name="T1"># next lines. <text:s/>Please do this only if you trust everybody on the network!</text:span></text:span></text:p>
      <text:p text:style-name="P24"><text:span text:style-name="Source_20_Text"><text:span text:style-name="T1">#disable auth</text:span></text:span></text:p>
      <text:p text:style-name="P5"><text:span text:style-name="Source_20_Text"><text:span text:style-name="T1">#broadcastclient</text:span></text:span></text:p>
      <text:p text:style-name="P1">Slave config</text:p>
      <text:p text:style-name="P25"><text:span text:style-name="Source_20_Text"># /etc/ntp.conf, configuration for ntpd; see ntp.conf(5) for help</text:span></text:p>
      <text:p text:style-name="P24"><text:span text:style-name="Source_20_Text"><text:span text:style-name="T1">driftfile /var/lib/ntp/ntp.drift</text:span></text:span></text:p>
      <text:p text:style-name="P24"><text:span text:style-name="Source_20_Text"><text:span text:style-name="T1"># Enable this if you want statistics to be logged.</text:span></text:span></text:p>
      <text:p text:style-name="P24"><text:span text:style-name="Source_20_Text"><text:span text:style-name="T1">#statsdir /var/log/ntpstats/</text:span></text:span></text:p>
      <text:p text:style-name="P24"><text:span text:style-name="Source_20_Text"><text:span text:style-name="T1">statistics loopstats peerstats clockstats</text:span></text:span></text:p>
      <text:p text:style-name="P24"><text:span text:style-name="Source_20_Text"><text:span text:style-name="T1">filegen loopstats file loopstats type day enable</text:span></text:span></text:p>
      <text:p text:style-name="P24"><text:span text:style-name="Source_20_Text"><text:span text:style-name="T1">filegen peerstats file peerstats type day enable</text:span></text:span></text:p>
      <text:p text:style-name="P24"><text:span text:style-name="Source_20_Text"><text:span text:style-name="T1">filegen clockstats file clockstats type day enable</text:span></text:span></text:p>
      <text:p text:style-name="P24"><text:span text:style-name="Source_20_Text"><text:span text:style-name="T1"># You do need to talk to an NTP server or two (or three).</text:span></text:span></text:p>
      <text:p text:style-name="P24"><text:span text:style-name="Source_20_Text"><text:span text:style-name="T1">#server apollo.example.co.uk</text:span></text:span></text:p>
      <text:p text:style-name="P24"><text:span text:style-name="Source_20_Text"><text:span text:style-name="T1">server 192.168.1.11</text:span></text:span></text:p>
      <text:p text:style-name="P24"><text:span text:style-name="Source_20_Text"><text:span text:style-name="T1">#server 2001:pppp:pppp:pppp::1 # IPv6 local server</text:span></text:span></text:p>
      <text:p text:style-name="P24"><text:span text:style-name="Source_20_Text"><text:span text:style-name="T1"># pool.ntp.org maps to about 1000 low-stratum NTP servers. <text:s/>Your server will</text:span></text:span></text:p>
      <text:p text:style-name="P24"><text:span text:style-name="Source_20_Text"><text:span text:style-name="T1"># pick a different set every time it starts up. <text:s/>Please consider joining the</text:span></text:span></text:p>
      <text:p text:style-name="P24"><text:span text:style-name="Source_20_Text"><text:span text:style-name="T1"># pool: &lt;http://www.pool.ntp.org/join.html&gt;</text:span></text:span></text:p>
      <text:p text:style-name="P24"><text:span text:style-name="Source_20_Text"><text:span text:style-name="T1">#server 0.debian.pool.ntp.org iburst</text:span></text:span></text:p>
      <text:p text:style-name="P24"><text:span text:style-name="Source_20_Text"><text:span text:style-name="T1">#server 1.debian.pool.ntp.org iburst</text:span></text:span></text:p>
      <text:p text:style-name="P24"><text:span text:style-name="Source_20_Text"><text:span text:style-name="T1">#server 2.debian.pool.ntp.org iburst</text:span></text:span></text:p>
      <text:p text:style-name="P24"><text:span text:style-name="Source_20_Text"><text:span text:style-name="T1">#server 3.debian.pool.ntp.org iburst</text:span></text:span></text:p>
      <text:p text:style-name="P24"><text:span text:style-name="Source_20_Text"><text:span text:style-name="T1"># Access control configuration; see /usr/share/doc/ntp-doc/html/accopt.html for</text:span></text:span></text:p>
      <text:p text:style-name="P24"><text:soft-page-break/><text:span text:style-name="Source_20_Text"><text:span text:style-name="T1"># details. <text:s/>The web page &lt;http://support.ntp.org/bin/view/Support/AccessRestrictions&gt;</text:span></text:span></text:p>
      <text:p text:style-name="P24"><text:span text:style-name="Source_20_Text"><text:span text:style-name="T1"># might also be helpful.</text:span></text:span></text:p>
      <text:p text:style-name="P24"><text:span text:style-name="Source_20_Text"><text:span text:style-name="T1">#</text:span></text:span></text:p>
      <text:p text:style-name="P24"><text:span text:style-name="Source_20_Text"><text:span text:style-name="T1"># Note that "restrict" applies to both servers and clients, so a configuration</text:span></text:span></text:p>
      <text:p text:style-name="P24"><text:span text:style-name="Source_20_Text"><text:span text:style-name="T1"># that might be intended to block requests from certain clients could also end</text:span></text:span></text:p>
      <text:p text:style-name="P24"><text:span text:style-name="Source_20_Text"><text:span text:style-name="T1"># up blocking replies from your own upstream servers.</text:span></text:span></text:p>
      <text:p text:style-name="P24"><text:span text:style-name="Source_20_Text"><text:span text:style-name="T1"># By default, exchange time with everybody, but don't allow configuration.</text:span></text:span></text:p>
      <text:p text:style-name="P24"><text:span text:style-name="Source_20_Text"><text:span text:style-name="T1">restrict -4 default kod notrap nomodify nopeer noquery</text:span></text:span></text:p>
      <text:p text:style-name="P24"><text:span text:style-name="Source_20_Text"><text:span text:style-name="T1">restrict -6 default kod notrap nomodify nopeer noquery</text:span></text:span></text:p>
      <text:p text:style-name="P24"><text:span text:style-name="Source_20_Text"><text:span text:style-name="T1"># Local users may interrogate the ntp server more closely.</text:span></text:span></text:p>
      <text:p text:style-name="P24"><text:span text:style-name="Source_20_Text"><text:span text:style-name="T1">restrict 127.0.0.1</text:span></text:span></text:p>
      <text:p text:style-name="P24"><text:span text:style-name="Source_20_Text"><text:span text:style-name="T1">restrict ::1</text:span></text:span></text:p>
      <text:p text:style-name="P24"><text:span text:style-name="Source_20_Text"><text:span text:style-name="T1"># Clients from this (example!) subnet have unlimited access, but only if</text:span></text:span></text:p>
      <text:p text:style-name="P24"><text:span text:style-name="Source_20_Text"><text:span text:style-name="T1"># cryptographically authenticated.</text:span></text:span></text:p>
      <text:p text:style-name="P24"><text:span text:style-name="Source_20_Text"><text:span text:style-name="T1">#restrict 192.168.123.0 mask 255.255.255.0 notrust</text:span></text:span></text:p>
      <text:p text:style-name="P24"><text:span text:style-name="Source_20_Text"><text:span text:style-name="T1"># If you want to provide time to your local subnet, change the next line.</text:span></text:span></text:p>
      <text:p text:style-name="P24"><text:span text:style-name="Source_20_Text"><text:span text:style-name="T1"># (Again, the address is an example only.)</text:span></text:span></text:p>
      <text:p text:style-name="P24"><text:span text:style-name="Source_20_Text"><text:span text:style-name="T1">#broadcast 192.168.123.255</text:span></text:span></text:p>
      <text:p text:style-name="P24"><text:span text:style-name="Source_20_Text"><text:span text:style-name="T1"># If you want to listen to time broadcasts on your local subnet, de-comment the</text:span></text:span></text:p>
      <text:p text:style-name="P24"><text:span text:style-name="Source_20_Text"><text:span text:style-name="T1"># next lines. <text:s/>Please do this only if you trust everybody on the network!</text:span></text:span></text:p>
      <text:p text:style-name="P24"><text:span text:style-name="Source_20_Text"><text:span text:style-name="T1">disable auth</text:span></text:span></text:p>
      <text:p text:style-name="P24"><text:span text:style-name="Source_20_Text"><text:span text:style-name="T1">broadcastclient</text:span></text:span></text:p>
      <text:p text:style-name="P24"><text:span text:style-name="Source_20_Text"><text:span text:style-name="T1">multicastclient ff05::101</text:span></text:span></text:p>
      <text:p text:style-name="P5"><text:span text:style-name="Source_20_Text"><text:span text:style-name="T1">#manycastclient</text:span></text:span></text:p>
      <text:p text:style-name="P2">On my network 192.168.1.11 (apollo) is the master clock, all other systems sync to <text:span text:style-name="T6">a</text:span>pollo's NTP server. <text:span text:style-name="T3">M</text:span>ake sure that the ntp server's firewall rules, if enabled, allow port 123 on both <text:span text:style-name="T2">tcp</text:span> and <text:span text:style-name="T2">udp</text:span> to the local subnet range and reboot <text:span text:style-name="T2">ntpd</text:span> service. Then just list your new ntp server in your other computer's <text:span text:style-name="Source_20_Text"><text:span text:style-name="T5">/etc/ntp.conf</text:span></text:span> server line.</text:p>
      <text:p text:style-name="P2">Check that it's being used with the command</text:p>
      <text:p text:style-name="P26"><text:span text:style-name="Source_20_Text"><text:span text:style-name="T4">sudo ntpq -p</text:span></text:span></text:p>
      <text:p text:style-name="P2">And your server should list a number in the "s" field (stratum) and it should be a lower number than 16, if you're getting 16 your server is not working as expected.</text:p>
      <text:p text:style-name="P3"><text:span text:style-name="T7">Y</text:span>ou can adjust the interval of "syncing" the time in the /etc/ntp.conf file (unfortunately under linux, with the default ntp con<text:span text:style-name="T7">f</text:span>i<text:span text:style-name="T7">g</text:span>uration a time sync will happen every few seconds ~64s).<text:line-break/>try to change the minpoll xxxx value to a high value (2^^xxxx)=seconds (6 = 64s) see <text:a xlink:type="simple" xlink:href="http://doc.ntp.org/current-stable/confopt.html#option" text:style-name="Internet_20_link" text:visited-style-name="Visited_20_Internet_20_Link">Server Command Options</text:a></text:p>
      <text:p text:style-name="P27"><text:span text:style-name="Source_20_Text"># /etc/ntp.conf</text:span></text:p>
      <text:p text:style-name="P24"><text:soft-page-break/><text:span text:style-name="Source_20_Text"><text:span text:style-name="T1">server <text:s/>0.debian.pool.ntp.org <text:s/>minpoll xxxx <text:s/>maxpoll yyyy</text:span></text:span></text:p>
      <text:p text:style-name="P24"><text:span text:style-name="Source_20_Text"><text:span text:style-name="T1">server <text:s/>1.debian.pool.ntp.org <text:s/>minpoll xxxx <text:s/>maxpoll yyyy</text:span></text:span></text:p>
      <text:p text:style-name="P24"><text:span text:style-name="Source_20_Text"><text:span text:style-name="T1">server <text:s/>2.debian.pool.ntp.org <text:s/>minpoll xxxx <text:s/>maxpoll yyyy</text:span></text:span></text:p>
      <text:p text:style-name="P5"><text:span text:style-name="Source_20_Text"><text:span text:style-name="T1">server <text:s/>3.debian.pool.ntp.org <text:s/>minpoll xxxx <text:s/>maxpoll yyyy</text:span></text:span></text:p>
      <text:p text:style-name="P4"><text:span text:style-name="T8">Y</text:span>ou can let act one RPi as local NTP server. but the local dhcp has to tell the other network devices that there is the RPi as ntp server. <text:span text:style-name="T8">A</text:span>nd even then, many devices are using its "hardcoded" timeservers - so they will ignore the existence of your local ntp server until you modify th<text:span text:style-name="T8">e</text:span>ir configuration.<text:line-break/></text:p>
      <text:h text:style-name="P37" text:outline-level="2">Name</text:h>
      <text:p text:style-name="P17">systemd-timesyncd.service, systemd-timesyncd — Network Time Synchronization</text:p>
      <text:h text:style-name="P31" text:outline-level="2">Synopsis</text:h>
      <text:p text:style-name="P20"><text:span text:style-name="Source_20_Text"><text:span text:style-name="T1">systemd-timesyncd.service</text:span></text:span></text:p>
      <text:p text:style-name="P20"><text:span text:style-name="Source_20_Text"><text:span text:style-name="T1">/usr/lib/systemd/systemd-timesyncd</text:span></text:span></text:p>
      <text:h text:style-name="P31" text:outline-level="2">Description</text:h>
      <text:p text:style-name="P9"><text:span text:style-name="Source_20_Text"><text:span text:style-name="T1">systemd-timesyncd</text:span></text:span><text:span text:style-name="T1"> is a system service that may be used to synchronize the local system clock with a remote Network Time Protocol server. It also saves the local time to disk every time the clock has been synchronized and uses this to possibly advance the system realtime clock on subsequent reboots to ensure it monotonically advances even if the system lacks a battery-buffered RTC chip.</text:span></text:p>
      <text:p text:style-name="P9"><text:span text:style-name="T1">The </text:span><text:span text:style-name="Source_20_Text"><text:span text:style-name="T1">systemd-timesyncd</text:span></text:span><text:span text:style-name="T1"> service specifically implements only SNTP. This minimalistic service will set the system clock for large offsets or slowly adjust it for smaller deltas. More complex use cases are not covered by </text:span><text:span text:style-name="Source_20_Text"><text:span text:style-name="T1">systemd-timesyncd</text:span></text:span><text:span text:style-name="T1">.</text:span></text:p>
      <text:p text:style-name="P9"><text:span text:style-name="T1">The NTP servers contacted are determined from the global settings in </text:span><text:a xlink:type="simple" xlink:href="https://www.freedesktop.org/software/systemd/man/timesyncd.conf.html#" text:style-name="Internet_20_link" text:visited-style-name="Visited_20_Internet_20_Link"><text:span text:style-name="T1">timesyncd.conf(5)</text:span></text:a><text:span text:style-name="T1">, the per-link static settings in </text:span><text:span text:style-name="Source_20_Text"><text:span text:style-name="T1">.network</text:span></text:span><text:span text:style-name="T1"> files, and the per-link dynamic settings received over DHCP. See </text:span><text:a xlink:type="simple" xlink:href="https://www.freedesktop.org/software/systemd/man/systemd.network.html#" text:style-name="Internet_20_link" text:visited-style-name="Visited_20_Internet_20_Link"><text:span text:style-name="T1">systemd.network(5)</text:span></text:a><text:span text:style-name="T1"> for more details.</text:span></text:p>
      <text:p text:style-name="P9"><text:a xlink:type="simple" xlink:href="https://www.freedesktop.org/software/systemd/man/timedatectl.html#" text:style-name="Internet_20_link" text:visited-style-name="Visited_20_Internet_20_Link"><text:span text:style-name="T1">timedatectl(1)</text:span></text:a><text:span text:style-name="T1">'s </text:span><text:span text:style-name="Strong_20_Emphasis"><text:span text:style-name="T1">set-ntp</text:span></text:span><text:span text:style-name="T1"> command may be used to enable and start, or disable and stop this service.</text:span></text:p>
      <text:h text:style-name="P31" text:outline-level="2">Files</text:h>
      <text:p text:style-name="P8"><text:span text:style-name="Source_20_Text"><text:span text:style-name="T1">/var/lib/systemd/timesync/clock</text:span></text:span></text:p>
      <text:p text:style-name="P7">This file contains the timestamp of the last successful synchronizatio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44:25.059945807</meta:creation-date>
    <dc:date>2018-05-19T12:53:08.040820085</dc:date>
    <meta:editing-duration>PT18H38M46S</meta:editing-duration>
    <meta:editing-cycles>37</meta:editing-cycles>
    <meta:generator>LibreOffice/6.0.3.2$Linux_X86_64 LibreOffice_project/00m0$Build-2</meta:generator>
    <meta:document-statistic meta:table-count="0" meta:image-count="0" meta:object-count="0" meta:page-count="9" meta:paragraph-count="153" meta:word-count="2206" meta:character-count="14334" meta:non-whitespace-character-count="12239"/>
  </office:meta>
</office:document-meta>
</file>